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UrbanBody">
      <style:text-properties fo:font-size="10pt" style:font-size-asian="10pt" style:font-size-complex="10pt"/>
    </style:style>
    <style:style style:name="P4" style:family="paragraph" style:parent-style-name="UrbanBody">
      <style:text-properties style:font-name="Times New Roman1" style:font-name-asian="Times" style:font-name-complex="Times"/>
    </style:style>
    <style:style style:name="P5" style:family="paragraph" style:parent-style-name="UrbanBody">
      <style:text-properties style:font-name-complex="Arial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Title">
      <style:text-properties fo:font-weight="bold" style:font-weight-asian="bold" style:font-weight-complex="bold"/>
    </style:style>
    <style:style style:name="P8" style:family="paragraph" style:parent-style-name="UrbanTable" style:list-style-name="L1"/>
    <style:style style:name="P9" style:family="paragraph" style:parent-style-name="UrbanTable" style:list-style-name="L2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cm" svg:width="7.128cm" draw:z-index="1"><draw:text-box fo:min-height="5.226cm"><text:p text:style-name="P6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10"><text:span text:style-name="T7">do text if not len(self.getNotaryContact()) &gt; 1</text:span></text:p><text:p text:style-name="P10"><text:span text:style-name="T8">from xhtml(tool.decorateHTML('UrbanAddress',self.getNotaryContact()[0]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10"><text:span text:style-name="T7">do text if len(self.getNotaryContact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0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>Informations Notariales</text:p>
      <text:p text:style-name="UrbanBody"/>
      <text:p text:style-name="UrbanBody"><text:span text:style-name="T5"><office:annotation><dc:creator>sde </dc:creator><dc:date>2011-07-27T10:02:17</dc:date><text:p text:style-name="P10"><text:span text:style-name="T7">do text</text:span></text:p><text:p text:style-name="P10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12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11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Lettre d'information notariale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0"><text:span text:style-name="T8">do text if not len(self.getApplicants()) &gt; 1</text:span></text:p></office:annotation><text:text-input text:description="Titre du demandeur">self.getNotaryContact()[0].getPersonTitleValue()</text:text-input>,</text:p>
      <text:p text:style-name="UrbanBody"><office:annotation><dc:creator>Gauthier Bastien</dc:creator><dc:date>2011-02-21T09:23:46</dc:date><text:p text:style-name="P10"><text:span text:style-name="T8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 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553986232" text:style-name="L1">
              <text:list-item>
                <text:p text:style-name="P8"><office:annotation><dc:creator>Gauthier Bastien</dc:creator><dc:date>2011-01-03T12:18:15</dc:date><text:p text:style-name="P10"><text:span text:style-name="T10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0"><text:span text:style-name="T10">do text</text:span></text:p><text:p text:style-name="P10"><text:span text:style-name="T10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921003843" text:style-name="L2">
              <text:list-item>
                <text:p text:style-name="P9"><office:annotation><dc:creator>Gauthier Bastien</dc:creator><dc:date>2011-01-03T12:18:15</dc:date><text:p text:style-name="P10"><text:span text:style-name="T10">do row for elt in self.getSpecificFeaturesForTemplate(where=['township']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0"><text:span text:style-name="T7">do text</text:span></text:p><text:p text:style-name="P10"><text:span text:style-name="T7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0"><text:span text:style-name="T9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0"><text:span text:style-name="T9">do text if len(self.getBuildlicencesOfTheParcels()) == 1</text:span></text:p></office:annotation>Le bien en cause a fait l'objet du permis de bâtir ou d'urbanisme suivant délivré après le 1er janvier 1977 :</text:p>
      <text:p text:style-name="P4"><office:annotation><dc:creator>sde </dc:creator><dc:date>2012-03-26T14:29:09</dc:date><text:p text:style-name="P10"><text:span text:style-name="T9">do text if len(self.getBuildlicencesOfTheParcels()) &gt; 1</text:span></text:p></office:annotation>Le bien en cause a fait l'objet des permis de bâtir ou d'urbanisme suivants délivrés après le 1er janvier 1977:</text:p>
      <text:section text:style-name="Sect1" text:name="Section3">
        <text:p text:style-name="P4"><text:soft-page-break/><office:annotation><dc:creator>sde </dc:creator><dc:date>2012-03-26T14:29:09</dc:date><text:p text:style-name="P10"><text:span text:style-name="T9">do section for buildlicence in self.getBuildlicencesOfTheParcels()</text:span></text:p></office:annotation>- <text:text-input text:description="Cadastre">buildlicence.getReference()</text:text-input> délivré le <text:text-input text:description="Cadastre">buildlicence.getLastTheLicence().getFormattedDate(date='decisionDate')</text:text-input> 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0"><text:span text:style-name="T9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0"><text:span text:style-name="T9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 portant sur la création de <text:text-input text:description="Cadastre">parceloutlicence.getParcelsNumber()</text:text-input> lots.<text:line-break/>Ce permis a été modifié par les permis suivants :</text:p>
      <text:p text:style-name="P5"/>
      <text:p text:style-name="UrbanBody"><office:annotation><dc:creator>sde </dc:creator><dc:date>2012-03-26T14:29:09</dc:date><text:p text:style-name="P10"><text:span text:style-name="T9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0"><text:span text:style-name="T9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0"><text:span text:style-name="T9">do text if len(self.getUrbanCertificateOneOfTheParcels()) &gt; 1</text:span></text:p></office:annotation>Le bien en cause a fait l'objet des certificats d'urbanisme n°1 suivants datant de moins de deux ans:</text:p>
      <text:section text:style-name="Sect1" text:name="Section1">
        <text:p text:style-name="P4"><office:annotation><dc:creator>sde </dc:creator><dc:date>2012-03-26T14:29:09</dc:date><text:p text:style-name="P10"><text:span text:style-name="T9">do section for certificate in self.getUrbanCertificateOne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0"><text:span text:style-name="T9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0"><text:span text:style-name="T9">do text if len(self.getUrbanCertificateTwoOfTheParcels()) &gt; 1</text:span></text:p></office:annotation>Le bien en cause a fait l'objet des certificats d'urbanisme n°2 suivants datant de moins de deux ans:</text:p>
      <text:section text:style-name="Sect1" text:name="Section2">
        <text:p text:style-name="P4"><office:annotation><dc:creator>sde </dc:creator><dc:date>2012-03-26T14:29:09</dc:date><text:p text:style-name="P10"><text:span text:style-name="T9">do section for certificate in self.getUrbanCertificateTwo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0"><text:span text:style-name="T8">do text if not len(self.getApplicants()) &gt; 1</text:span></text:p></office:annotation>Demeurant à votre disposition, nous vous prions d'agréer, <text:text-input text:description="Titre du demandeur">self.getNotaryContact()[0].getPersonTitleValue()</text:text-input>, nos salutations distinguées.</text:p>
      <text:p text:style-name="UrbanBody"><office:annotation><dc:creator>Gauthier Bastien</dc:creator><dc:date>2011-02-21T09:23:46</dc:date><text:p text:style-name="P10"><text:span text:style-name="T8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0"><text:span text:style-name="T7">do text</text:span></text:p><text:p text:style-name="P10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7-02-21T10:51:27</dc:date>
    <dc:creator>Ngaha </dc:creator>
    <meta:editing-duration>P1DT1H19M43S</meta:editing-duration>
    <meta:editing-cycles>118</meta:editing-cycles>
    <meta:generator>LibreOffice/3.5$Linux_X86_64 LibreOffice_project/350m1$Build-2</meta:generator>
    <meta:document-statistic meta:table-count="2" meta:image-count="0" meta:object-count="0" meta:page-count="2" meta:paragraph-count="42" meta:word-count="425" meta:character-count="3175" meta:non-whitespace-character-count="2822"/>
  </office:meta>
</office:document-meta>
</file>